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officeooo:paragraph-rsid="000921b0" officeooo:rsid="000921b0"/>
    </style:style>
    <style:style style:family="paragraph" style:name="P2" style:parent-style-name="Standard">
      <style:paragraph-properties fo:break-before="page"/>
      <style:text-properties officeooo:paragraph-rsid="000921b0" officeooo:rsid="000921b0"/>
    </style:style>
    <style:style style:family="paragraph" style:name="a9258ac" style:parent-style-name="Standard">
      <style:paragraph-properties/>
      <style:text-properties officeooo:paragraph-rsid="000921b0" officeooo:rsid="00092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B</text:p>
      <text:p text:style-name="a9258ac">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Arial" fo:font-size="14pt" style:font-family-asian="'Microsoft YaHei'" style:font-family-complex="Mangal" style:font-family-generic="swiss" style:font-family-generic-asian="system" style:font-family-generic-complex="system" style:font-name="Arial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9-29T14:44:26.820000000</meta:creation-date>
    <dc:date>2019-07-23T14:11:18</dc:date>
    <meta:editing-duration>PT0.046S</meta:editing-duration>
    <meta:editing-cycles>3</meta:editing-cycles>
    <meta:document-statistic meta:character-count="2" meta:image-count="0" meta:non-whitespace-character-count="2" meta:object-count="0" meta:page-count="2" meta:paragraph-count="2" meta:table-count="0" meta:word-count="2"/>
    <meta:generator>StarOffice/8$Win32 OpenOffice.org_project/680m18$Build-9161</meta:generator>
  </office:meta>
</office:document-meta>
</file>